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ive Bayes</text:p>
      <text:p text:style-name="Standard">Training</text:p>
      <text:p text:style-name="Standard">=== Evaluation on test set ===</text:p>
      <text:p text:style-name="Standard">=== Summary ===</text:p>
      <text:p text:style-name="Standard"/>
      <text:p text:style-name="Standard">Correctly Classified Instances <text:s text:c="7"/>1499 <text:s text:c="14"/>96.6473 %</text:p>
      <text:p text:style-name="Standard">Incorrectly Classified Instances <text:s text:c="7"/>52 <text:s text:c="15"/>3.3527 %</text:p>
      <text:p text:style-name="Standard">Kappa statistic <text:s text:c="25"/>0.9328</text:p>
      <text:p text:style-name="Standard">Mean absolute error <text:s text:c="21"/>0.034 </text:p>
      <text:p text:style-name="Standard">Root mean squared error <text:s text:c="17"/>0.1772</text:p>
      <text:p text:style-name="Standard">Relative absolute error <text:s text:c="17"/>6.9121 %</text:p>
      <text:p text:style-name="Standard">Root relative squared error <text:s text:c="12"/>31.128 <text:s/>%</text:p>
      <text:p text:style-name="Standard">Total Number of Instances <text:s text:c="12"/>1551 <text:s text:c="4"/></text:p>
      <text:p text:style-name="Standard"/>
      <text:p text:style-name="Standard">=== Detailed Accuracy By Class ===</text:p>
      <text:p text:style-name="Standard"/>
      <text:p text:style-name="Standard"><text:s text:c="15"/>TP Rate <text:s text:c="2"/>FP Rate <text:s text:c="2"/>Precision <text:s text:c="2"/>Recall <text:s/>F-Measure <text:s text:c="2"/>ROC Area <text:s/>Class</text:p>
      <text:p text:style-name="Standard"><text:s text:c="17"/>0.943 <text:s text:c="4"/>0.011 <text:s text:c="5"/>0.988 <text:s text:c="4"/>0.943 <text:s text:c="4"/>0.965 <text:s text:c="5"/>0.98 <text:s text:c="4"/>LEGI</text:p>
      <text:p text:style-name="Standard"><text:s text:c="17"/>0.989 <text:s text:c="4"/>0.057 <text:s text:c="5"/>0.948 <text:s text:c="4"/>0.989 <text:s text:c="4"/>0.968 <text:s text:c="5"/>0.979 <text:s text:c="3"/>SPAM</text:p>
      <text:p text:style-name="Standard">Weighted Avg. <text:s text:c="3"/>0.966 <text:s text:c="4"/>0.035 <text:s text:c="5"/>0.967 <text:s text:c="4"/>0.966 <text:s text:c="4"/>0.966 <text:s text:c="5"/>0.979</text:p>
      <text:p text:style-name="Standard"/>
      <text:p text:style-name="Standard">=== Confusion Matrix ===</text:p>
      <text:p text:style-name="Standard"/>
      <text:p text:style-name="Standard"><text:s text:c="3"/>a <text:s text:c="2"/>b <text:s text:c="2"/>&lt;-- classified as</text:p>
      <text:p text:style-name="Standard"><text:s/>711 <text:s/>43 | <text:s text:c="2"/>a = LEGI</text:p>
      <text:p text:style-name="Standard"><text:s text:c="3"/>9 788 | <text:s text:c="2"/>b = SPAM</text:p>
      <text:p text:style-name="Standard"/>
      <text:p text:style-name="Standard">Adaptation</text:p>
      <text:p text:style-name="Standard">Time taken to build model: 0.06 seconds</text:p>
      <text:p text:style-name="Standard"/>
      <text:p text:style-name="Standard">=== Evaluation on test set ===</text:p>
      <text:p text:style-name="Standard">=== Summary ===</text:p>
      <text:p text:style-name="Standard"/>
      <text:p text:style-name="Standard">Correctly Classified Instances <text:s text:c="7"/>1510 <text:s text:c="14"/>97.3565 %</text:p>
      <text:p text:style-name="Standard">Incorrectly Classified Instances <text:s text:c="7"/>41 <text:s text:c="15"/>2.6435 %</text:p>
      <text:p text:style-name="Standard">Kappa statistic <text:s text:c="25"/>0.9471</text:p>
      <text:p text:style-name="Standard">Mean absolute error <text:s text:c="21"/>0.0277</text:p>
      <text:p text:style-name="Standard">Root mean squared error <text:s text:c="17"/>0.1489</text:p>
      <text:p text:style-name="Standard">Relative absolute error <text:s text:c="17"/>5.5383 %</text:p>
      <text:p text:style-name="Standard">Root relative squared error <text:s text:c="12"/>29.7816 %</text:p>
      <text:p text:style-name="Standard">Total Number of Instances <text:s text:c="12"/>1551 <text:s text:c="4"/></text:p>
      <text:p text:style-name="Standard"/>
      <text:p text:style-name="Standard">=== Detailed Accuracy By Class ===</text:p>
      <text:p text:style-name="Standard"/>
      <text:p text:style-name="Standard"><text:s text:c="15"/>TP Rate <text:s text:c="2"/>FP Rate <text:s text:c="2"/>Precision <text:s text:c="2"/>Recall <text:s/>F-Measure <text:s text:c="2"/>ROC Area <text:s/>Class</text:p>
      <text:p text:style-name="Standard"><text:s text:c="17"/>0.966 <text:s text:c="4"/>0.019 <text:s text:c="5"/>0.98 <text:s text:c="5"/>0.966 <text:s text:c="4"/>0.973 <text:s text:c="5"/>0.996 <text:s text:c="3"/>LEGI</text:p>
      <text:p text:style-name="Standard"><text:s text:c="17"/>0.981 <text:s text:c="4"/>0.034 <text:s text:c="5"/>0.968 <text:s text:c="4"/>0.981 <text:s text:c="4"/>0.974 <text:s text:c="5"/>0.996 <text:s text:c="3"/>SPAM</text:p>
      <text:p text:style-name="Standard">Weighted Avg. <text:s text:c="3"/>0.974 <text:s text:c="4"/>0.027 <text:s text:c="5"/>0.974 <text:s text:c="4"/>0.974 <text:s text:c="4"/>0.974 <text:s text:c="5"/>0.996</text:p>
      <text:p text:style-name="Standard"/>
      <text:p text:style-name="Standard">=== Confusion Matrix ===</text:p>
      <text:p text:style-name="Standard"/>
      <text:p text:style-name="Standard"><text:s text:c="3"/>a <text:s text:c="2"/>b <text:s text:c="2"/>&lt;-- classified as</text:p>
      <text:p text:style-name="Standard"><text:soft-page-break/><text:s/>728 <text:s/>26 | <text:s text:c="2"/>a = LEGI</text:p>
      <text:p text:style-name="Standard"><text:s text:c="2"/>15 782 | <text:s text:c="2"/>b = SPAM</text:p>
      <text:p text:style-name="Standard"/>
      <text:p text:style-name="Standard">BLR</text:p>
      <text:p text:style-name="Standard">===Training Set==</text:p>
      <text:p text:style-name="Standard">=== Evaluation on test set ===</text:p>
      <text:p text:style-name="Standard">=== Summary ===</text:p>
      <text:p text:style-name="Standard"/>
      <text:p text:style-name="Standard">Correctly Classified Instances <text:s text:c="7"/>1501 <text:s text:c="14"/>96.7763 %</text:p>
      <text:p text:style-name="Standard">Incorrectly Classified Instances <text:s text:c="7"/>50 <text:s text:c="15"/>3.2237 %</text:p>
      <text:p text:style-name="Standard">Kappa statistic <text:s text:c="25"/>0.9354</text:p>
      <text:p text:style-name="Standard">Mean absolute error <text:s text:c="21"/>0.0322</text:p>
      <text:p text:style-name="Standard">Root mean squared error <text:s text:c="17"/>0.1795</text:p>
      <text:p text:style-name="Standard">Relative absolute error <text:s text:c="17"/>6.5516 %</text:p>
      <text:p text:style-name="Standard">Root relative squared error <text:s text:c="12"/>31.5317 %</text:p>
      <text:p text:style-name="Standard">Total Number of Instances <text:s text:c="12"/>1551 <text:s text:c="4"/></text:p>
      <text:p text:style-name="Standard"/>
      <text:p text:style-name="Standard">=== Detailed Accuracy By Class ===</text:p>
      <text:p text:style-name="Standard"/>
      <text:p text:style-name="Standard"><text:s text:c="15"/>TP Rate <text:s text:c="2"/>FP Rate <text:s text:c="2"/>Precision <text:s text:c="2"/>Recall <text:s/>F-Measure <text:s text:c="2"/>ROC Area <text:s/>Class</text:p>
      <text:p text:style-name="Standard"><text:s text:c="17"/>0.936 <text:s text:c="4"/>0.003 <text:s text:c="5"/>0.997 <text:s text:c="4"/>0.936 <text:s text:c="4"/>0.966 <text:s text:c="5"/>0.967 <text:s text:c="3"/>LEGI</text:p>
      <text:p text:style-name="Standard"><text:s text:c="17"/>0.997 <text:s text:c="4"/>0.064 <text:s text:c="5"/>0.943 <text:s text:c="4"/>0.997 <text:s text:c="4"/>0.97 <text:s text:c="6"/>0.967 <text:s text:c="3"/>SPAM</text:p>
      <text:p text:style-name="Standard">Weighted Avg. <text:s text:c="3"/>0.968 <text:s text:c="4"/>0.034 <text:s text:c="5"/>0.969 <text:s text:c="4"/>0.968 <text:s text:c="4"/>0.968 <text:s text:c="5"/>0.967</text:p>
      <text:p text:style-name="Standard"/>
      <text:p text:style-name="Standard">=== Confusion Matrix ===</text:p>
      <text:p text:style-name="Standard"/>
      <text:p text:style-name="Standard"><text:s text:c="3"/>a <text:s text:c="2"/>b <text:s text:c="2"/>&lt;-- classified as</text:p>
      <text:p text:style-name="Standard"><text:s/>706 <text:s/>48 | <text:s text:c="2"/>a = LEGI</text:p>
      <text:p text:style-name="Standard"><text:s text:c="3"/>2 795 | <text:s text:c="2"/>b = SPAM</text:p>
      <text:p text:style-name="Standard"/>
      <text:p text:style-name="Standard"/>
      <text:p text:style-name="Standard">Adaptation </text:p>
      <text:p text:style-name="Standard">Time taken to build model: 2.08 seconds</text:p>
      <text:p text:style-name="Standard"/>
      <text:p text:style-name="Standard">=== Evaluation on test set ===</text:p>
      <text:p text:style-name="Standard">=== Summary ===</text:p>
      <text:p text:style-name="Standard"/>
      <text:p text:style-name="Standard">Correctly Classified Instances <text:s text:c="7"/>1534 <text:s text:c="14"/>98.9039 %</text:p>
      <text:p text:style-name="Standard">Incorrectly Classified Instances <text:s text:c="7"/>17 <text:s text:c="15"/>1.0961 %</text:p>
      <text:p text:style-name="Standard">Kappa statistic <text:s text:c="25"/>0.9781</text:p>
      <text:p text:style-name="Standard">Mean absolute error <text:s text:c="21"/>0.011 </text:p>
      <text:p text:style-name="Standard">Root mean squared error <text:s text:c="17"/>0.1047</text:p>
      <text:p text:style-name="Standard">Relative absolute error <text:s text:c="17"/>2.1921 %</text:p>
      <text:p text:style-name="Standard">Root relative squared error <text:s text:c="12"/>20.9386 %</text:p>
      <text:p text:style-name="Standard">Total Number of Instances <text:s text:c="12"/>1551 <text:s text:c="4"/></text:p>
      <text:p text:style-name="Standard"/>
      <text:p text:style-name="Standard">=== Detailed Accuracy By Class ===</text:p>
      <text:p text:style-name="Standard"/>
      <text:p text:style-name="Standard"><text:s text:c="15"/>TP Rate <text:s text:c="2"/>FP Rate <text:s text:c="2"/>Precision <text:s text:c="2"/>Recall <text:s/>F-Measure <text:s text:c="2"/>ROC Area <text:s/>Class</text:p>
      <text:p text:style-name="Standard"><text:s text:c="17"/>0.984 <text:s text:c="4"/>0.006 <text:s text:c="5"/>0.993 <text:s text:c="4"/>0.984 <text:s text:c="4"/>0.989 <text:s text:c="5"/>0.989 <text:s text:c="3"/>LEGI</text:p>
      <text:p text:style-name="Standard"><text:s text:c="17"/>0.994 <text:s text:c="4"/>0.016 <text:s text:c="5"/>0.985 <text:s text:c="4"/>0.994 <text:s text:c="4"/>0.989 <text:s text:c="5"/>0.989 <text:s text:c="3"/>SPAM</text:p>
      <text:p text:style-name="Standard">Weighted Avg. <text:s text:c="3"/>0.989 <text:s text:c="4"/>0.011 <text:s text:c="5"/>0.989 <text:s text:c="4"/>0.989 <text:s text:c="4"/>0.989 <text:s text:c="5"/>0.989</text:p>
      <text:p text:style-name="Standard"><text:soft-page-break/>===Mixutre===</text:p>
      <text:p text:style-name="Standard">=== Confusion Matrix ===</text:p>
      <text:p text:style-name="Standard"/>
      <text:p text:style-name="Standard"><text:s text:c="3"/>a <text:s text:c="2"/>b <text:s text:c="2"/>&lt;-- classified as</text:p>
      <text:p text:style-name="Standard"><text:s/>742 <text:s/>12 | <text:s text:c="2"/>a = LEGI</text:p>
      <text:p text:style-name="Standard"><text:s text:c="3"/>5 792 | <text:s text:c="2"/>b = SPAM</text:p>
      <text:p text:style-name="Standard"/>
      <text:p text:style-name="Standard">=== Evaluation on test set ===</text:p>
      <text:p text:style-name="Standard">=== Summary ===</text:p>
      <text:p text:style-name="Standard"/>
      <text:p text:style-name="Standard">Correctly Classified Instances <text:s text:c="7"/>1514 <text:s text:c="14"/>97.6144 %</text:p>
      <text:p text:style-name="Standard">Incorrectly Classified Instances <text:s text:c="7"/>37 <text:s text:c="15"/>2.3856 %</text:p>
      <text:p text:style-name="Standard">Kappa statistic <text:s text:c="25"/>0.9522</text:p>
      <text:p text:style-name="Standard">Mean absolute error <text:s text:c="21"/>0.0239</text:p>
      <text:p text:style-name="Standard">Root mean squared error <text:s text:c="17"/>0.1545</text:p>
      <text:p text:style-name="Standard">Relative absolute error <text:s text:c="17"/>4.847 <text:s/>%</text:p>
      <text:p text:style-name="Standard">Root relative squared error <text:s text:c="12"/>27.2254 %</text:p>
      <text:p text:style-name="Standard">Total Number of Instances <text:s text:c="12"/>1551 <text:s text:c="4"/></text:p>
      <text:p text:style-name="Standard"/>
      <text:p text:style-name="Standard">=== Detailed Accuracy By Class ===</text:p>
      <text:p text:style-name="Standard"/>
      <text:p text:style-name="Standard"><text:s text:c="15"/>TP Rate <text:s text:c="2"/>FP Rate <text:s text:c="2"/>Precision <text:s text:c="2"/>Recall <text:s/>F-Measure <text:s text:c="2"/>ROC Area <text:s/>Class</text:p>
      <text:p text:style-name="Standard"><text:s text:c="17"/>0.955 <text:s text:c="4"/>0.004 <text:s text:c="5"/>0.996 <text:s text:c="4"/>0.955 <text:s text:c="4"/>0.975 <text:s text:c="5"/>0.976 <text:s text:c="3"/>LEGI</text:p>
      <text:p text:style-name="Standard"><text:s text:c="17"/>0.996 <text:s text:c="4"/>0.045 <text:s text:c="5"/>0.959 <text:s text:c="4"/>0.996 <text:s text:c="4"/>0.977 <text:s text:c="5"/>0.976 <text:s text:c="3"/>SPAM</text:p>
      <text:p text:style-name="Standard">Weighted Avg. <text:s text:c="3"/>0.976 <text:s text:c="4"/>0.025 <text:s text:c="5"/>0.977 <text:s text:c="4"/>0.976 <text:s text:c="4"/>0.976 <text:s text:c="5"/>0.976</text:p>
      <text:p text:style-name="Standard"/>
      <text:p text:style-name="Standard">=== Confusion Matrix ===</text:p>
      <text:p text:style-name="Standard"/>
      <text:p text:style-name="Standard"><text:s text:c="3"/>a <text:s text:c="2"/>b <text:s text:c="2"/>&lt;-- classified as</text:p>
      <text:p text:style-name="Standard"><text:s/>720 <text:s/>34 | <text:s text:c="2"/>a = LEGI</text:p>
      <text:p text:style-name="Standard"><text:s text:c="3"/>3 794 | <text:s text:c="2"/>b = SPAM</text:p>
      <text:p text:style-name="Standard"/>
      <text:p text:style-name="Standard">SVM</text:p>
      <text:p text:style-name="Standard">=== Mixture ===</text:p>
      <text:p text:style-name="Standard">=== Evaluation on test set ===</text:p>
      <text:p text:style-name="Standard">=== Summary ===</text:p>
      <text:p text:style-name="Standard"/>
      <text:p text:style-name="Standard">Correctly Classified Instances <text:s text:c="7"/>1505 <text:s text:c="14"/>97.0342 %</text:p>
      <text:p text:style-name="Standard">Incorrectly Classified Instances <text:s text:c="7"/>46 <text:s text:c="15"/>2.9658 %</text:p>
      <text:p text:style-name="Standard">Kappa statistic <text:s text:c="25"/>0.9406</text:p>
      <text:p text:style-name="Standard">Mean absolute error <text:s text:c="21"/>0.0297</text:p>
      <text:p text:style-name="Standard">Root mean squared error <text:s text:c="17"/>0.1722</text:p>
      <text:p text:style-name="Standard">Relative absolute error <text:s text:c="17"/>6.026 <text:s/>%</text:p>
      <text:p text:style-name="Standard">Root relative squared error <text:s text:c="12"/>30.3565 %</text:p>
      <text:p text:style-name="Standard">Total Number of Instances <text:s text:c="12"/>1551 <text:s text:c="4"/></text:p>
      <text:p text:style-name="Standard"/>
      <text:p text:style-name="Standard">=== Detailed Accuracy By Class ===</text:p>
      <text:p text:style-name="Standard"/>
      <text:p text:style-name="Standard"><text:s text:c="15"/>TP Rate <text:s text:c="2"/>FP Rate <text:s text:c="2"/>Precision <text:s text:c="2"/>Recall <text:s/>F-Measure <text:s text:c="2"/>ROC Area <text:s/>Class</text:p>
      <text:p text:style-name="Standard"><text:s text:c="17"/>0.956 <text:s text:c="4"/>0.016 <text:s text:c="5"/>0.982 <text:s text:c="4"/>0.956 <text:s text:c="4"/>0.969 <text:s text:c="5"/>0.97 <text:s text:c="4"/>LEGI</text:p>
      <text:p text:style-name="Standard"><text:s text:c="17"/>0.984 <text:s text:c="4"/>0.044 <text:s text:c="5"/>0.96 <text:s text:c="5"/>0.984 <text:s text:c="4"/>0.971 <text:s text:c="5"/>0.97 <text:s text:c="4"/>SPAM</text:p>
      <text:p text:style-name="Standard">Weighted Avg. <text:s text:c="3"/>0.97 <text:s text:c="5"/>0.03 <text:s text:c="6"/>0.971 <text:s text:c="4"/>0.97 <text:s text:c="5"/>0.97 <text:s text:c="6"/>0.97 </text:p>
      <text:p text:style-name="Standard"><text:soft-page-break/></text:p>
      <text:p text:style-name="Standard">=== Confusion Matrix ===</text:p>
      <text:p text:style-name="Standard"/>
      <text:p text:style-name="Standard"><text:s text:c="3"/>a <text:s text:c="2"/>b <text:s text:c="2"/>&lt;-- classified as</text:p>
      <text:p text:style-name="Standard"><text:s/>721 <text:s/>33 | <text:s text:c="2"/>a = LEGI</text:p>
      <text:p text:style-name="Standard"><text:s text:c="2"/>13 784 | <text:s text:c="2"/>b = SP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 Zhang</meta:initial-creator>
    <meta:creation-date>2014-04-01T20:52:52</meta:creation-date>
    <dc:date>2014-04-03T17:08:51</dc:date>
    <dc:creator>Meng Zhang</dc:creator>
    <meta:editing-duration>PT3H5M10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4" meta:paragraph-count="125" meta:word-count="675" meta:character-count="5635" meta:non-whitespace-character-count="3258"/>
  </office:meta>
</office:document-meta>
</file>